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" draw:marker-end-width="0.3cm" draw:fill="none" draw:fill-color="#ffffff" draw:textarea-vertical-align="middle"/>
    </style:style>
    <style:style style:name="gr11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4.28cm"/>
    </style:style>
    <style:style style:name="gr13" style:family="graphic" style:parent-style-name="standard">
      <style:graphic-properties draw:stroke="none" svg:stroke-color="#000000" draw:fill="none" draw:fill-color="#ffffff" fo:min-height="3.236cm"/>
    </style:style>
    <style:style style:name="gr14" style:family="graphic" style:parent-style-name="standard">
      <style:graphic-properties draw:stroke="none" svg:stroke-color="#000000" draw:fill="none" draw:fill-color="#ffffff" fo:min-height="3.235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1.772cm"/>
    </style:style>
    <style:style style:name="gr17" style:family="graphic" style:parent-style-name="standard">
      <style:graphic-properties draw:stroke="none" svg:stroke-color="#000000" draw:fill="none" draw:fill-color="#ffffff" fo:min-height="2.193cm"/>
    </style:style>
    <style:style style:name="gr18" style:family="graphic" style:parent-style-name="objectwithoutfill">
      <style:graphic-properties draw:stroke="solid" draw:stroke-dash="Fine_20_Dashed" svg:stroke-color="#ff3366" draw:marker-end="Arrow" draw:marker-end-width="0.3cm" draw:fill="none" draw:textarea-vertical-align="middle"/>
    </style:style>
    <style:style style:name="gr19" style:family="graphic" style:parent-style-name="objectwithoutfill">
      <style:graphic-properties draw:marker-end="Arrow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0.9cm" svg:height="2.8cm" svg:x="7.4cm" svg:y="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9cm" svg:height="2.8cm" svg:x="13.9cm" svg:y="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4cm" svg:y1="10.1cm" svg:x2="19.5cm" svg:y2="10.1cm">
          <text:p/>
        </draw:line>
        <draw:custom-shape draw:style-name="gr3" draw:text-style-name="P1" draw:layer="layout" svg:width="1.4cm" svg:height="1.7cm" svg:x="6.9cm" svg:y="7.7cm">
          <text:p/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4" draw:text-style-name="P1" draw:layer="layout" svg:width="1.2cm" svg:height="1.1cm" svg:x="5.5cm" svg:y="5.5cm">
            <text:p text:style-name="P1">...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1" draw:layer="layout" svg:width="1.2cm" svg:height="1.1cm" svg:x="6.699cm" svg:y="5.499cm">
            <text:p text:style-name="P1">2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1" draw:layer="layout" svg:width="1.2cm" svg:height="1.1cm" svg:x="7.9cm" svg:y="5.5cm">
            <text:p text:style-name="P1">1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1" draw:layer="layout" svg:width="1.2cm" svg:height="1.1cm" svg:x="9.1cm" svg:y="5.5cm">
            <text:p text:style-name="P1">0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g>
          <draw:custom-shape draw:style-name="gr4" draw:text-style-name="P1" draw:layer="layout" svg:width="1.2cm" svg:height="1.1cm" svg:x="12cm" svg:y="5.501cm">
            <text:p text:style-name="P1">...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1" draw:layer="layout" svg:width="1.2cm" svg:height="1.1cm" svg:x="13.199cm" svg:y="5.5cm">
            <text:p text:style-name="P1">2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1" draw:layer="layout" svg:width="1.2cm" svg:height="1.1cm" svg:x="14.4cm" svg:y="5.501cm">
            <text:p text:style-name="P1">1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1" draw:layer="layout" svg:width="1.2cm" svg:height="1.1cm" svg:x="15.6cm" svg:y="5.501cm">
            <text:p text:style-name="P1">0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custom-shape draw:style-name="gr3" draw:text-style-name="P1" xml:id="id10" draw:id="id10" draw:layer="layout" svg:width="1.4cm" svg:height="1.7cm" svg:x="12.8cm" svg:y="7.6cm">
          <text:p/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1" xml:id="id6" draw:id="id6" draw:layer="layout" svg:width="1.7cm" svg:height="1.5cm" svg:x="7.8cm" svg:y="13.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xml:id="id1" draw:id="id1" draw:layer="layout" svg:width="2.8cm" svg:height="0.9cm" svg:x="7.2cm" svg:y="15.9cm">
          <text:p text:style-name="P1">/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2" draw:id="id2" draw:layer="layout" svg:width="2.8cm" svg:height="0.9cm" svg:x="5.6cm" svg:y="17.9cm">
          <text:p text:style-name="P1">file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3" draw:id="id3" draw:layer="layout" svg:width="2.8cm" svg:height="0.9cm" svg:x="9.3cm" svg:y="18cm">
          <text:p text:style-name="P1">tm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1.7cm" svg:height="1.5cm" svg:x="16.5cm" svg:y="13.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" xml:id="id4" draw:id="id4" draw:layer="layout" svg:width="2.8cm" svg:height="0.9cm" svg:x="15.9cm" svg:y="15.9cm">
          <text:p text:style-name="P1">/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7" draw:id="id7" draw:layer="layout" svg:width="1.9cm" svg:height="1.5cm" svg:x="7.9cm" svg:y="10.7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1.3cm" svg:height="1.3cm" svg:x="10.5cm" svg:y="20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9" draw:id="id9" draw:layer="layout" svg:width="1.3cm" svg:height="1.3cm" svg:x="5.2cm" svg:y="20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3cm" svg:height="1.3cm" svg:x="7.9cm" svg:y="20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8" draw:id="id8" draw:layer="layout" svg:width="1.3cm" svg:height="1.3cm" svg:x="15.7cm" svg:y="20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1" draw:id="id11" draw:layer="layout" svg:width="1.3cm" svg:height="1.3cm" svg:x="17.7cm" svg:y="20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9cm" svg:height="1.5cm" svg:x="16.7cm" svg:y="10.6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" xml:id="id5" draw:id="id5" draw:layer="layout" svg:width="2.8cm" svg:height="0.9cm" svg:x="15.7cm" svg:y="17.9cm">
          <text:p text:style-name="P1">file2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3.9cm" svg:y1="22.2cm" svg:x2="19.7cm" svg:y2="22.2cm">
          <text:p/>
        </draw:line>
        <draw:custom-shape draw:style-name="gr9" draw:text-style-name="P1" draw:layer="layout" svg:width="2cm" svg:height="3.2cm" svg:x="7.2cm" svg:y="22.7cm">
          <text:p/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1" draw:layer="layout" svg:width="3.6cm" svg:height="1.5cm" svg:x="15.5cm" svg:y="23.5cm">
          <text:p/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10" draw:text-style-name="P1" draw:layer="layout" svg:x1="7.2cm" svg:y1="16.35cm" svg:x2="5.6cm" svg:y2="18.35cm" draw:start-shape="id1" draw:start-glue-point="3" draw:end-shape="id2" draw:end-glue-point="3" svg:d="m7200 16350h-2101v2000h501" svg:viewBox="0 0 2102 2001">
          <text:p/>
        </draw:connector>
        <draw:line draw:style-name="gr10" draw:text-style-name="P1" draw:layer="layout" svg:x1="8.4cm" svg:y1="18.3cm" svg:x2="9.3cm" svg:y2="18.3cm">
          <text:p/>
        </draw:line>
        <draw:connector draw:style-name="gr10" draw:text-style-name="P1" draw:layer="layout" svg:x1="12.1cm" svg:y1="18.45cm" svg:x2="10cm" svg:y2="16.35cm" draw:start-shape="id3" draw:start-glue-point="1" draw:end-shape="id1" draw:end-glue-point="1" svg:d="m12100 18450h501v-2100h-2601" svg:viewBox="0 0 2602 2101">
          <text:p/>
        </draw:connector>
        <draw:connector draw:style-name="gr10" draw:text-style-name="P1" draw:layer="layout" svg:x1="15.9cm" svg:y1="16.35cm" svg:x2="15.7cm" svg:y2="18.35cm" draw:start-shape="id4" draw:start-glue-point="3" draw:end-shape="id5" draw:end-glue-point="3" svg:d="m15900 16350h-701v2000h501" svg:viewBox="0 0 702 2001">
          <text:p/>
        </draw:connector>
        <draw:connector draw:style-name="gr10" draw:text-style-name="P1" draw:layer="layout" svg:x1="18.5cm" svg:y1="18.35cm" svg:x2="18.7cm" svg:y2="16.35cm" draw:start-shape="id5" draw:start-glue-point="1" draw:end-shape="id4" draw:end-glue-point="1" svg:d="m18500 18350h701v-2000h-501" svg:viewBox="0 0 702 2001">
          <text:p/>
        </draw:connector>
        <draw:line draw:style-name="gr11" draw:text-style-name="P1" draw:layer="layout" svg:x1="9.3cm" svg:y1="11.4cm" svg:x2="17.2cm" svg:y2="11.4cm">
          <text:p/>
        </draw:line>
        <draw:line draw:style-name="gr11" draw:text-style-name="P1" draw:layer="layout" svg:x1="9.5cm" svg:y1="14.1cm" svg:x2="16.6cm" svg:y2="14.1cm">
          <text:p/>
        </draw:line>
        <draw:connector draw:style-name="gr11" draw:text-style-name="P1" draw:layer="layout" svg:x1="5.479cm" svg:y1="12.645cm" svg:x2="7.8cm" svg:y2="14.338cm" draw:end-shape="id6" draw:end-glue-point="6" svg:d="m5479 12645h910v1693h1411" svg:viewBox="0 0 2322 1694">
          <text:p/>
        </draw:connector>
        <draw:connector draw:style-name="gr11" draw:text-style-name="P1" draw:layer="layout" svg:x1="5.557cm" svg:y1="10.505cm" svg:x2="8.375cm" svg:y2="11.45cm" draw:end-shape="id7" draw:end-glue-point="5" svg:d="m5557 10505h921v945h1897" svg:viewBox="0 0 2819 946">
          <text:p/>
        </draw:connector>
        <draw:line draw:style-name="gr11" draw:text-style-name="P1" draw:layer="layout" svg:x1="17.1cm" svg:y1="14.9cm" svg:x2="17.1cm" svg:y2="15.8cm">
          <text:p/>
        </draw:line>
        <draw:line draw:style-name="gr11" draw:text-style-name="P1" draw:layer="layout" svg:x1="8.4cm" svg:y1="14.9cm" svg:x2="8.4cm" svg:y2="16cm">
          <text:p/>
        </draw:line>
        <draw:line draw:style-name="gr11" draw:text-style-name="P1" draw:layer="layout" svg:x1="7cm" svg:y1="18.8cm" svg:x2="8.5cm" svg:y2="20.2cm">
          <text:p/>
        </draw:line>
        <draw:line draw:style-name="gr11" draw:text-style-name="P1" draw:layer="layout" svg:x1="10.8cm" svg:y1="18.9cm" svg:x2="11.1cm" svg:y2="20cm">
          <text:p/>
        </draw:line>
        <draw:line draw:style-name="gr11" draw:text-style-name="P1" draw:layer="layout" svg:x1="17.1cm" svg:y1="18.8cm" svg:x2="18.4cm" svg:y2="20.1cm">
          <text:p/>
        </draw:line>
        <draw:connector draw:style-name="gr11" draw:text-style-name="P1" draw:layer="layout" svg:x1="15.9cm" svg:y1="16.35cm" svg:x2="15.89cm" svg:y2="20.29cm" draw:start-shape="id4" draw:start-glue-point="3" draw:end-shape="id8" draw:end-glue-point="5" svg:d="m15900 16350h-1200v3940h1190" svg:viewBox="0 0 1201 3941">
          <text:p/>
        </draw:connector>
        <draw:frame draw:style-name="gr12" draw:layer="layout" svg:width="1.9cm" svg:height="4.53cm" svg:x="1.1cm" svg:y="2.7cm">
          <draw:text-box>
            <text:p>进程</text:p>
            <text:p>task</text:p>
          </draw:text-box>
        </draw:frame>
        <draw:frame draw:style-name="gr13" draw:layer="layout" svg:width="2.1cm" svg:height="3.486cm" svg:x="1.1cm" svg:y="7.9cm">
          <draw:text-box>
            <text:p>文件</text:p>
            <text:p>file</text:p>
          </draw:text-box>
        </draw:frame>
        <draw:frame draw:style-name="gr14" draw:layer="layout" svg:width="3.5cm" svg:height="3.485cm" svg:x="1cm" svg:y="10.775cm">
          <draw:text-box>
            <text:p>挂载点</text:p>
            <text:p>mount</text:p>
          </draw:text-box>
        </draw:frame>
        <draw:connector draw:style-name="gr11" draw:text-style-name="P1" draw:layer="layout" svg:x1="7.2cm" svg:y1="16.35cm" svg:x2="5.2cm" svg:y2="20.75cm" draw:start-shape="id1" draw:start-glue-point="3" draw:end-shape="id9" draw:end-glue-point="6" svg:d="m7200 16350h-2501v4400h501" svg:viewBox="0 0 2502 4401">
          <text:p/>
        </draw:connector>
        <draw:line draw:style-name="gr15" draw:text-style-name="P1" draw:layer="layout" svg:x1="6.5cm" svg:y1="20.8cm" svg:x2="8.1cm" svg:y2="20.8cm">
          <text:p/>
        </draw:line>
        <draw:line draw:style-name="gr15" draw:text-style-name="P1" draw:layer="layout" svg:x1="9.1cm" svg:y1="20.7cm" svg:x2="10.8cm" svg:y2="20.7cm">
          <text:p/>
        </draw:line>
        <draw:line draw:style-name="gr15" draw:text-style-name="P1" draw:layer="layout" svg:x1="17cm" svg:y1="20.7cm" svg:x2="17.9cm" svg:y2="20.7cm">
          <text:p/>
        </draw:line>
        <draw:frame draw:style-name="gr14" draw:layer="layout" svg:width="4.3cm" svg:height="3.485cm" svg:x="1.1cm" svg:y="13.476cm">
          <draw:text-box>
            <text:p>超级块</text:p>
            <text:p>super_block</text:p>
          </draw:text-box>
        </draw:frame>
        <draw:frame draw:style-name="gr12" draw:layer="layout" svg:width="2.7cm" svg:height="4.53cm" svg:x="1cm" svg:y="16.177cm">
          <draw:text-box>
            <text:p>目录项</text:p>
            <text:p>dentry</text:p>
          </draw:text-box>
        </draw:frame>
        <draw:frame draw:style-name="gr16" draw:layer="layout" svg:width="3.1cm" svg:height="2.022cm" svg:x="1cm" svg:y="19.278cm">
          <draw:text-box>
            <text:p>索引节点</text:p>
            <text:p>inode</text:p>
          </draw:text-box>
        </draw:frame>
        <draw:frame draw:style-name="gr17" draw:layer="layout" svg:width="3.1cm" svg:height="2.443cm" svg:x="1cm" svg:y="23.879cm">
          <draw:text-box>
            <text:p>存储设备</text:p>
          </draw:text-box>
        </draw:frame>
        <draw:line draw:style-name="gr15" draw:text-style-name="P1" draw:layer="layout" svg:x1="8.8cm" svg:y1="12.3cm" svg:x2="8.8cm" svg:y2="13.4cm">
          <text:p/>
        </draw:line>
        <draw:line draw:style-name="gr15" draw:text-style-name="P1" draw:layer="layout" svg:x1="17.6cm" svg:y1="12.2cm" svg:x2="17.6cm" svg:y2="13.5cm">
          <text:p/>
        </draw:line>
        <draw:line draw:style-name="gr18" draw:text-style-name="P1" draw:layer="layout" svg:x1="10.8cm" svg:y1="17.9cm" svg:x2="16.7cm" svg:y2="12cm">
          <text:p/>
        </draw:line>
        <draw:line draw:style-name="gr15" draw:text-style-name="P1" draw:layer="layout" svg:x1="5.9cm" svg:y1="6.6cm" svg:x2="7.6cm" svg:y2="7.8cm">
          <text:p/>
        </draw:line>
        <draw:line draw:style-name="gr15" draw:text-style-name="P1" draw:layer="layout" svg:x1="12.6cm" svg:y1="6.6cm" svg:x2="13.6cm" svg:y2="7.8cm">
          <text:p/>
        </draw:line>
        <draw:connector draw:style-name="gr15" draw:text-style-name="P1" draw:layer="layout" draw:type="curve" draw:line-skew="-0.353cm" svg:x1="14.2cm" svg:y1="8.45cm" svg:x2="19cm" svg:y2="20.75cm" draw:start-shape="id10" draw:start-glue-point="7" draw:end-shape="id11" draw:end-glue-point="10" svg:d="m14200 8450c7423 0 5023 12300 4800 12300" svg:viewBox="0 0 5346 12301">
          <text:p/>
        </draw:connector>
        <draw:path draw:style-name="gr19" draw:text-style-name="P1" draw:layer="layout" svg:width="9.806cm" svg:height="7.131cm" draw:transform="skewX (4.40550872101708E-017) rotate (-0.875980751575955) translate (8.3cm 8.3cm)" svg:viewBox="0 0 9807 7132" svg:d="m0 0c7029 1 9807 7132 9807 7132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1-01T11:26:32</meta:creation-date>
    <dc:date>2014-01-11T19:58:38</dc:date>
    <meta:editing-duration>PT3H5M45S</meta:editing-duration>
    <meta:editing-cycles>33</meta:editing-cycles>
    <meta:generator>LibreOffice/3.5$Linux_x86 LibreOffice_project/350m1$Build-2</meta:generator>
    <meta:document-statistic meta:object-count="65"/>
  </office:meta>
</office:document-meta>
</file>